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8"/>
      <text:p text:style-name="P8">1984 <text:s text:c="3"/>FSF « Free Software Fondation »</text:p>
      <text:p text:style-name="P8"><text:tab/>créé par Richard Stallman</text:p>
      <text:p text:style-name="P8"><text:tab/>non lucratif</text:p>
      <text:p text:style-name="P8"><text:tab/>soutient le projet GNU</text:p>
      <text:p text:style-name="P8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8"/>
      <text:p text:style-name="P8">1985 Projet GNU doté d'une structure juridique</text:p>
      <text:p text:style-name="P8"/>
      <text:p text:style-name="P8">1991 L'ère MS-DOS</text:p>
      <text:p text:style-name="P8"><text:tab/>Ordinateur personnel, monotache</text:p>
      <text:p text:style-name="P8"><text:tab/>vsUnix retard techno</text:p>
      <text:p text:style-name="P8"><text:tab/>Unix permet de faire beaucoup plus de calcul et plus rapidement que MS-DOS</text:p>
      <text:p text:style-name="P8"><text:tab/>Unix: implanté dans les secteurs industriels &amp; recherche</text:p>
      <text:p text:style-name="P8"><text:tab/>projet GNU bien avancé:nombreuses appli libres</text:p>
      <text:p text:style-name="P8"><text:soft-page-break/><text:tab/>pièce maîtresse manquante pour une distrib libre</text:p>
      <text:p text:style-name="P8"/>
      <text:p text:style-name="P8">1991 Linus Torvalds</text:p>
      <text:p text:style-name="P8"><text:tab/>étudiant finlandais</text:p>
      <text:p text:style-name="P8"><text:tab/>noyau compatible Unix</text:p>
      <text:p text:style-name="P8"><text:tab/></text:p>
      <text:p text:style-name="P8"/>
      <text:p text:style-name="P8">1992 Première distribution entièrement libre (Il était 10 la1ere année, 100la 2eme, 4000, aujourd'hui plus de 1million)</text:p>
      <text:p text:style-name="P8"><text:tab/>noyau de Linus intégré au projet GNU</text:p>
      <text:p text:style-name="P8"><text:tab/>Linux = LINUs + uniX</text:p>
      <text:p text:style-name="P8"><text:tab/>distribution GNU/Linux</text:p>
      <text:p text:style-name="P8"><text:tab/>Aujourd'hui c'est toujours Linus qui dit si on doit sortir ou non le noyau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TT</text:p>
          </table:table-cell>
          <table:table-cell table:style-name="Tableau1.B1" office:value-type="string">
            <text:p text:style-name="P18">Appli</text:p>
          </table:table-cell>
        </table:table-row>
        <table:table-row>
          <table:table-cell table:style-name="Tableau1.A2" table:number-columns-spanned="2" office:value-type="string">
            <text:p text:style-name="P18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HardWare</text:p>
          </table:table-cell>
          <table:covered-table-cell/>
        </table:table-row>
      </table:table>
      <text:p text:style-name="P8"/>
      <text:p text:style-name="P8">Origine des distributions</text:p>
      <text:p text:style-name="P8"/>
      <text:p text:style-name="P8"><text:tab/>dates importantes</text:p>
      <text:p text:style-name="P8"><text:tab/><text:tab/>1991 1er noyau</text:p>
      <text:p text:style-name="P8"><text:tab/><text:tab/>1992 1ère distribution</text:p>
      <text:p text:style-name="P8"><text:tab/><text:tab/>1993 Slackware/Debian</text:p>
      <text:p text:style-name="P8"><text:tab/><text:tab/>1994 Suse</text:p>
      <text:p text:style-name="P8"><text:tab/><text:tab/>1994 Redhat (donne 80 % du kernel)</text:p>
      <text:p text:style-name="P8"/>
      <text:p text:style-name="P1"><text:a xlink:type="simple" xlink:href="http://futurist.se/gldt/"><text:span text:style-name="T3">http://futurist.se/gldt/</text:span></text:a></text:p>
      <text:p text:style-name="P8"/>
      <text:p text:style-name="P8"><text:tab/>aujourd'hui </text:p>
      <text:p text:style-name="P8"><text:tab/><text:tab/>environ 180 versions</text:p>
      <text:p text:style-name="P8"><text:tab/><text:tab/>origine</text:p>
      <text:p text:style-name="P8"><text:tab/><text:tab/><text:tab/>Debian(Knoppix, Ubuntu...)</text:p>
      <text:p text:style-name="P8"><text:tab/><text:tab/><text:tab/>Slackware(Novell,OpenSuse...)</text:p>
      <text:p text:style-name="P8"><text:tab/><text:tab/><text:tab/>Redhat(Mandriva, CentOS)</text:p>
      <text:p text:style-name="P8"/>
      <text:p text:style-name="P8"><text:tab/>backtrack = distrib dédié au crack des cle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rise en main</text:p>
      <text:p text:style-name="P9"/>
      <text:p text:style-name="P10">Introduction à l'open source</text:p>
      <text:p text:style-name="P9"><text:tab/>logiciel Libre se caractérise par :</text:p>
      <text:p text:style-name="P9"><text:tab/><text:tab/>disposer du source</text:p>
      <text:p text:style-name="P9"><text:tab/><text:tab/>modifier ce code</text:p>
      <text:p text:style-name="P9"><text:tab/><text:tab/>héritage dela licence</text:p>
      <text:p text:style-name="P9"><text:tab/><text:tab/>licence non discriminatoire</text:p>
      <text:p text:style-name="P9"><text:tab/><text:tab/>peut être gratuit</text:p>
      <text:p text:style-name="P9"><text:tab/></text:p>
      <text:p text:style-name="P9"/>
      <text:p text:style-name="P9"><text:tab/>naissance de la licence GPL (General Public Licence)</text:p>
      <text:p text:style-name="P9"><text:tab/><text:tab/>pour garantir le développement du logiciel libre</text:p>
      <text:p text:style-name="P9"/>
      <text:p text:style-name="P9"><text:tab/>4 libertés fondamentales de la GPL</text:p>
      <text:p text:style-name="P9"/>
      <text:p text:style-name="P9"><text:tab/><text:tab/>exécuter le logiciel, pour n'importe quel usage</text:p>
      <text:p text:style-name="P9"><text:tab/><text:tab/></text:p>
      <text:p text:style-name="P9"><text:tab/><text:tab/>étudier le fonctionnement d'un programme et l'adapter à ses besoins</text:p>
      <text:p text:style-name="P9"><text:tab/></text:p>
      <text:p text:style-name="P9"><text:tab/><text:tab/>redistribuer autant de copies que souhaité du logiciel</text:p>
      <text:p text:style-name="P9"/>
      <text:p text:style-name="P9"><text:tab/><text:tab/>améliorer <text:s/>le programme et rendre publiques les modifications afin que l'ensemble de la communauté en bénéfice</text:p>
      <text:p text:style-name="P9"/>
      <text:p text:style-name="P9"><text:tab/>protège 60 à 70 % des logiciels libres</text:p>
      <text:p text:style-name="P9"/>
      <text:p text:style-name="P10">concepts Linux</text:p>
      <text:p text:style-name="P11"/>
      <text:p text:style-name="P11">tout est fichier : sécurité OS basée sécurité des fichiers</text:p>
      <text:p text:style-name="P11"><text:tab/>données( de tout type : image , programme)</text:p>
      <text:p text:style-name="P11"><text:tab/>périphérique (terminaux, clavier, carte son...)</text:p>
      <text:p text:style-name="P11"><text:tab/>moyens de communication (sockets, tub)</text:p>
      <text:p text:style-name="P11"/>
      <text:p text:style-name="P11">programmes à fonction unique : bcp d'appli mais 1 seul tâche</text:p>
      <text:p text:style-name="P11"/>
      <text:p text:style-name="P11">pour les tâches complexes : enchaînement de programmes !</text:p>
      <text:p text:style-name="P11"/>
      <text:p text:style-name="P17"><text:span text:style-name="T4">Peu d’interactivité dans les commandes </text:span><text:span text:style-name="T5">cmd+arg+opt</text:span></text:p>
      <text:p text:style-name="P11"/>
      <text:p text:style-name="P11">données de configuration : stockées sous forme de texte</text:p>
      <text:p text:style-name="P11"/>
      <text:p text:style-name="P11">----------&gt;VOIR COURS DONNE PAR LE PROF !!!</text:p>
      <text:p text:style-name="P11"/>
      <text:p text:style-name="P11">ctrl + alt + F[1-6)</text:p>
      <text:p text:style-name="P11">alt +f7</text:p>
      <text:p text:style-name="P11"/>
      <text:p text:style-name="P11">centos 5.8 en virtualisation</text:p>
      <text:p text:style-name="P11"/>
      <text:p text:style-name="P11"/>
      <text:p text:style-name="P11"/>
      <text:p text:style-name="P11"/>
      <text:p text:style-name="P11"><text:soft-page-break/>Installer Centos</text:p>
      <text:p text:style-name="P11"/>
      <text:p text:style-name="P11">1 Go ram</text:p>
      <text:p text:style-name="P11"/>
      <text:p text:style-name="P11">VMDK format vmwear</text:p>
      <text:p text:style-name="P11">VHD fait croire que 'est un vrai disc dur</text:p>
      <text:p text:style-name="P11">HDD pour mac parallèle système </text:p>
      <text:p text:style-name="P11"/>
      <text:p text:style-name="P11">Dynamiquement alloué : defini une taille de 10go , il utilise au fir et a mesure (atout), lenteur car il retravail la taille en dynamique (faiblesse)</text:p>
      <text:p text:style-name="P11">Fixe : la taille est aloué vraiment</text:p>
      <text:p text:style-name="P11"/>
      <text:p text:style-name="P11">Configuration :</text:p>
      <text:p text:style-name="P11"/>
      <text:p text:style-name="P11">Général avancé</text:p>
      <text:p text:style-name="P11">presse papier bidirectionnel permet de copier partout</text:p>
      <text:p text:style-name="P11">Description : on va mettre ce que l'on a fait sur la virtuel</text:p>
      <text:p text:style-name="P11"/>
      <text:p text:style-name="P11">Système :</text:p>
      <text:p text:style-name="P11"/>
      <text:p text:style-name="P11">enlève disquette.</text:p>
      <text:p text:style-name="P11">IO-APIC ne prend qu'un cœur (pour les vieux systeme d'exploitation)</text:p>
      <text:p text:style-name="P11">EFI(32bits) = remplacement du bios, permet de précharger le bios(8bits).</text:p>
      <text:p text:style-name="P11">32bits 3096mo on peut monter a 4go</text:p>
      <text:p text:style-name="P11">64bits 2⁶⁴ </text:p>
      <text:p text:style-name="P11"/>
      <text:p text:style-name="P11">PEA/NX = permet en 32bits d'avoir 2⁶⁴ , merci linux</text:p>
      <text:p text:style-name="P11"/>
      <text:p text:style-name="P11">VT-x/AMD-V permet d’accélérer le proc</text:p>
      <text:p text:style-name="P11"/>
      <text:p text:style-name="P11">Affichage : 32mo</text:p>
      <text:p text:style-name="P11"/>
      <text:p text:style-name="P11"/>
      <text:p text:style-name="P11">Northbridge</text:p>
      <text:p text:style-name="P11">Southbridge = controleur usb, son,dd, périphérique a plugger</text:p>
      <text:p text:style-name="P11">ICH6a mettre </text:p>
      <text:p text:style-name="P11">ICH10R actuellement</text:p>
      <text:p text:style-name="P11"/>
      <text:p text:style-name="P11">cartouche ssd on coche Solid-state drive.</text:p>
      <text:p text:style-name="P11">2,23 </text:p>
      <text:p text:style-name="P11">Son désactier</text:p>
      <text:p text:style-name="P11"/>
      <text:p text:style-name="P11">Réseau-&gt;avancé</text:p>
      <text:p text:style-name="P11">type carte : intel pro/1000MT</text:p>
      <text:p text:style-name="P11"/>
      <text:p text:style-name="P11">usb on enlève 2.0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stallation :</text:p>
      <text:p text:style-name="P11"/>
      <text:p text:style-name="P11">avec un .iso mettre « skip »</text:p>
      <text:p text:style-name="P11">clavier : latin9</text:p>
      <text:p text:style-name="P11"/>
      <text:p text:style-name="P11">Sous linux le partitionnement</text:p>
      <text:p text:style-name="P11"/>
      <text:p text:style-name="P11">le swap = 2*RAM max de 8Go</text:p>
      <text:p text:style-name="P11"/>
      <text:p text:style-name="P11">Creer un partitionnement personnalisé</text:p>
      <text:p text:style-name="P13"/>
      <text:p text:style-name="P14">voir sur feuille papier</text:p>
      <text:p text:style-name="P13"/>
      <text:p text:style-name="P13">Cours commande</text:p>
      <text:p text:style-name="P14"/>
      <text:p text:style-name="P14">bin = binaire standard</text:p>
      <text:p text:style-name="P14">sbin = binaire pur super utilisateur. Fdisk par exemple</text:p>
      <text:p text:style-name="P14"/>
      <text:p text:style-name="P14">fdisk -l command not found</text:p>
      <text:p text:style-name="P14"/>
      <text:p text:style-name="P14">cd /sbin</text:p>
      <text:p text:style-name="P14">fdisk -l command not found</text:p>
      <text:p text:style-name="P14"/>
      <text:p text:style-name="P14">./fdisk -l fonctionne car le fichier est verrouillé </text:p>
      <text:p text:style-name="P14"/>
      <text:list xml:id="list569726683" text:style-name="L1">
        <text:list-item>
          <text:p text:style-name="P20">amorce, sert à amorcer l'ordinateur. Fanion de démarrage du système.</text:p>
        </text:list-item>
        <text:list-item>
          <text:p text:style-name="P20"/>
        </text:list-item>
      </text:list>
      <text:p text:style-name="P15">Création des partitions</text:p>
      <text:p text:style-name="P14">./fdisk /dev/sdb</text:p>
      <text:p text:style-name="P14"/>
      <text:p text:style-name="P14">commande utilisée : p, n, t, w(ATTENTION valide toutes les commandes faites avant!)</text:p>
      <text:p text:style-name="P14"/>
      <text:p text:style-name="P14">synic = synchro de toute les plaformes qui sont en attente d'écriture. Genre sur USB pour démonter et syncro les données.</text:p>
      <text:p text:style-name="P14"/>
      <text:p text:style-name="P14"><text:span text:style-name="T2">Formatage des partitions</text:span> </text:p>
      <text:p text:style-name="P14">ls mk &lt;tab&gt;&lt;tab&gt;</text:p>
      <text:p text:style-name="P14"/>
      <text:p text:style-name="P14"><text:span text:style-name="T1">./mkfs.ext3 /dev/sdb1</text:span> =&gt;formate le disc en ext3</text:p>
      <text:p text:style-name="P14">./mkfs.vfat /dev/sdb2 =&gt;formate le disc en fat</text:p>
      <text:p text:style-name="P14"/>
      <text:p text:style-name="P15">Montage des partitions</text:p>
      <text:p text:style-name="P14">mount → /mnt/usb 1</text:p>
      <text:p text:style-name="P14"><text:tab/><text:tab/>/iso</text:p>
      <text:p text:style-name="P14"><text:tab/><text:tab/>/usb 2</text:p>
      <text:p text:style-name="P14"/>
      <text:p text:style-name="P16">mount /dev/sdb1 /mnt/usb1</text:p>
      <text:p text:style-name="P16">ls /mnt/usb1</text:p>
      <text:p text:style-name="P16"/>
      <text:p text:style-name="P16"/>
      <text:p text:style-name="P16"/>
      <text:p text:style-name="P15"><text:soft-page-break/>Copie fichier</text:p>
      <text:p text:style-name="P16">cpy fdisk /mnt/usb1</text:p>
      <text:p text:style-name="P14"/>
      <text:p text:style-name="P15">Demontage de partitions</text:p>
      <text:p text:style-name="P16">umount /mnt/usb1</text:p>
      <text:p text:style-name="P14">Toujours etre hors du media pour démonter !!!</text:p>
      <text:p text:style-name="P14"/>
      <text:p text:style-name="P14">lost+found garde une trace des fichiers caché.</text:p>
      <text:p text:style-name="P14"/>
      <text:p text:style-name="P14">/etc/fstab c'est un fichier pas une commande dans etc il n'y a que des fichiers de configuration !!!</text:p>
      <text:p text:style-name="P14">UUID identifiant unique du media</text:p>
      <text:p text:style-name="P14"/>
      <text:p text:style-name="P16">ls -l</text:p>
      <text:p text:style-name="P14">l lien</text:p>
      <text:p text:style-name="P14">d directory</text:p>
      <text:p text:style-name="P14">c </text:p>
      <text:p text:style-name="P14">- fichier</text:p>
      <text:p text:style-name="P14"/>
      <text:p text:style-name="P16">lien physique et matériel c'est vers un fichier</text:p>
      <text:p text:style-name="P14"><text:tab/>un lien créé donne les memes droits etc etc au fichier du lien</text:p>
      <text:p text:style-name="P14"/>
      <text:p text:style-name="P16">lien symbolique c'est vers un dossier</text:p>
      <text:p text:style-name="P14"/>
      <text:p text:style-name="P15">Installation &amp; Paquets</text:p>
      <text:p text:style-name="P14">dépendance </text:p>
      <text:p text:style-name="P14">.rpm grosse archive qui a tout en mémoire</text:p>
      <text:p text:style-name="P14"/>
      <text:p text:style-name="P14"/>
      <text:p text:style-name="P14">yum info php</text:p>
      <text:p text:style-name="P14"/>
      <text:p text:style-name="P14">yum install httpd insallation d'un seveur web(apache = httpd)</text:p>
      <text:p text:style-name="P14"/>
      <text:p text:style-name="P14">-Uvh permet de voir ce qu'il se p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26T14:11:57</dc:date>
    <dc:creator>Compte etudiant</dc:creator>
    <meta:editing-duration>PT7H30M49S</meta:editing-duration>
    <meta:editing-cycles>24</meta:editing-cycles>
    <meta:generator>LibreOffice/3.5$Linux_x86 LibreOffice_project/350m1$Build-2</meta:generator>
    <meta:document-statistic meta:table-count="1" meta:image-count="0" meta:object-count="0" meta:page-count="6" meta:paragraph-count="180" meta:word-count="906" meta:character-count="5741" meta:non-whitespace-character-count="4896"/>
  </office:meta>
</office:document-meta>
</file>